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svg:stroke-opacity="0%" draw:fill="none" draw:fill-color="#000000" draw:textarea-horizontal-align="justify" draw:textarea-vertical-align="middle" draw:auto-grow-height="false" fo:min-height="0.223cm" fo:min-width="2.51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1.24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fill-color="#383d3c" draw:textarea-horizontal-align="justify" draw:textarea-vertical-align="top" draw:auto-grow-height="false" fo:min-height="3.053cm" fo:min-width="3.819cm" fo:wrap-option="no-wrap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2.002cm" fo:min-width="7.3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56cm" fo:min-width="3.056cm"/>
    </style:style>
    <style:style style:name="gr6" style:family="graphic" style:parent-style-name="standard">
      <style:graphic-properties svg:stroke-width="0.035cm" draw:marker-start-width="0.252cm" draw:marker-end-width="0.252cm" draw:fill="solid" draw:fill-color="#000000" draw:textarea-horizontal-align="justify" draw:textarea-vertical-align="middle" draw:auto-grow-height="false" fo:min-height="1.24cm" fo:min-width="2.00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svg:stroke-opacity="0%" draw:fill="none" draw:fill-color="#000000" draw:textarea-horizontal-align="justify" draw:textarea-vertical-align="middle" draw:auto-grow-height="false" fo:min-height="0.223cm" fo:min-width="4.29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6cm" fo:min-width="13.978cm"/>
    </style:style>
    <style:style style:name="gr9" style:family="graphic" style:parent-style-name="standard">
      <style:graphic-properties svg:stroke-width="0.035cm" draw:marker-start-width="0.252cm" draw:marker-end-width="0.252cm" draw:fill="solid" draw:fill-color="#000000" draw:textarea-horizontal-align="justify" draw:textarea-vertical-align="middle" draw:auto-grow-height="false" fo:min-height="2.002cm" fo:min-width="9.37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fill="solid" draw:fill-color="#000000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marker-start="Symmetric_20_Arrow" draw:marker-end="" draw:textarea-vertical-align="middle"/>
    </style:style>
    <style:style style:name="gr12" style:family="graphic" style:parent-style-name="objectwithoutfill">
      <style:graphic-properties draw:stroke="dash" draw:stroke-dash="Long_20_Dash" draw:fill="solid" draw:textarea-vertical-align="middle"/>
    </style:style>
    <style:style style:name="gr13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0.732cm" fo:min-width="11.404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0.732cm" fo:min-width="11.1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0.732cm" fo:min-width="24.104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fill-color="#383d3c" draw:textarea-horizontal-align="justify" draw:textarea-vertical-align="top" draw:auto-grow-height="false" fo:min-height="3.054cm" fo:min-width="3.819cm" fo:wrap-option="no-wrap"/>
      <style:paragraph-properties style:writing-mode="lr-tb"/>
    </style:style>
    <style:style style:name="gr17" style:family="graphic" style:parent-style-name="standard">
      <style:graphic-properties draw:fill-color="#383d3c" draw:textarea-horizontal-align="justify" draw:textarea-vertical-align="top" draw:auto-grow-height="false" fo:min-height="3.054cm" fo:min-width="10.931cm" fo:wrap-option="no-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729fcf" fo:font-size="10pt" style:font-size-asian="10pt" style:font-size-complex="10pt"/>
    </style:style>
    <style:style style:name="P2" style:family="paragraph">
      <loext:graphic-properties draw:fill="none" draw:fill-color="#000000"/>
      <style:paragraph-properties fo:text-align="center" style:writing-mode="lr-tb"/>
      <style:text-properties fo:color="#729fcf" fo:font-size="10pt" style:font-size-asian="10pt" style:font-size-complex="10pt"/>
    </style:style>
    <style:style style:name="P3" style:family="paragraph">
      <style:paragraph-properties fo:text-align="start" style:writing-mode="lr-tb"/>
      <style:text-properties fo:color="#5983b0" style:font-name="Arial" fo:font-size="10pt" style:font-size-asian="10pt" style:font-size-complex="10pt"/>
    </style:style>
    <style:style style:name="P4" style:family="paragraph">
      <loext:graphic-properties draw:fill-color="#383d3c"/>
      <style:paragraph-properties fo:text-align="start" style:writing-mode="lr-tb"/>
      <style:text-properties fo:color="#5983b0" style:font-name="Arial" fo:font-size="10pt" style:font-size-asian="10pt" style:font-size-complex="10pt"/>
    </style:style>
    <style:style style:name="P5" style:family="paragraph">
      <style:paragraph-properties fo:text-align="start" style:writing-mode="lr-tb"/>
      <style:text-properties fo:color="#729fcf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start" style:writing-mode="lr-tb"/>
      <style:text-properties fo:color="#729fcf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729fcf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729fcf" fo:font-size="10pt" style:font-size-asian="10pt" style:font-size-complex="10pt"/>
    </style:style>
    <style:style style:name="T2" style:family="text">
      <style:text-properties fo:color="#5983b0"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048cm" svg:height="0.507cm" svg:x="22.352cm" svg:y="6.605cm">
          <text:p text:style-name="P1"><text:span text:style-name="T1">simulation 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524cm" svg:x="1.27cm" svg:y="12.446cm">
          <text:p text:style-name="P1"><text:span text:style-name="T1">docker</text:span></text:p>
          <text:p text:style-name="P1"><text:span text:style-name="T1">build pod</text:span></text:p>
          <text:p text:style-name="P1"><text:span text:style-name="T1">(dind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3.302cm" svg:x="21.59cm" svg:y="1.778cm">
          <text:p text:style-name="P3"><text:span text:style-name="T2">- pull latest model</text:span></text:p>
          <text:p text:style-name="P3"><text:span text:style-name="T2">- push observations</text:span></text:p>
          <text:p text:style-name="P3"><text:span text:style-name="T2"><text:s text:c="2"/></text:span><text:span text:style-name="T2">to cassandra</text:span></text:p>
          <draw:enhanced-geometry svg:viewBox="0 0 21600 21600" draw:glue-points="10800 0 0 10800 10800 21600 21600 10800 ?f40 ?f41" draw:text-areas="0 0 21600 21600" draw:type="rectangular-callout" draw:modifiers="16888.9094697847 28322.61580381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7.874cm" svg:height="2.286cm" svg:x="1.27cm" svg:y="16.002cm">
          <text:p text:style-name="P5"><text:span text:style-name="T1">blob (MinIO)</text:span></text:p>
          <text:p text:style-name="P5"><text:span text:style-name="T1">- models, versione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2.286cm" svg:x="9.652cm" svg:y="16.002cm">
          <text:p text:style-name="P5"><text:span text:style-name="T1">structured (Postgres)</text:span></text:p>
          <text:p text:style-name="P5"><text:span text:style-name="T1">- observation uuids</text:span></text:p>
          <text:p text:style-name="P5"><text:span text:style-name="T1">- parameter shard uuids</text:span></text:p>
          <text:p text:style-name="P5"><text:span text:style-name="T1">- met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2.286cm" svg:x="18.034cm" svg:y="16.002cm">
          <text:p text:style-name="P5"><text:span text:style-name="T1">NoSQL (Cassandra)</text:span></text:p>
          <text:p text:style-name="P5"><text:span text:style-name="T1">- observations</text:span></text:p>
          <text:p text:style-name="P5"><text:span text:style-name="T1">- parameter shard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3.556cm" svg:height="3.81cm" svg:x="22.352cm" svg:y="6.60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.54cm" svg:height="1.524cm" svg:x="23.114cm" svg:y="8.636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54cm" svg:height="1.524cm" svg:x="22.86cm" svg:y="8.38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54cm" svg:height="1.524cm" svg:x="22.606cm" svg:y="8.128cm">
            <text:p text:style-name="P1"><text:span text:style-name="T1">simulation</text:span></text:p>
            <text:p text:style-name="P1"><text:span text:style-name="T1">pod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6" draw:layer="layout" svg:width="3.048cm" svg:height="0.507cm" svg:x="17.526cm" svg:y="6.86cm">
          <text:p text:style-name="P5"><text:span text:style-name="T1">gradient calculation</text:span></text:p>
          <text:p text:style-name="P5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556cm" svg:height="3.81cm" svg:x="17.526cm" svg:y="6.60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.54cm" svg:height="1.524cm" svg:x="18.288cm" svg:y="8.63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54cm" svg:height="1.524cm" svg:x="18.034cm" svg:y="8.38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54cm" svg:height="1.524cm" svg:x="17.78cm" svg:y="8.128cm">
            <text:p text:style-name="P1"><text:span text:style-name="T1">gradient</text:span></text:p>
            <text:p text:style-name="P1"><text:span text:style-name="T1">calculation</text:span></text:p>
            <text:p text:style-name="P1"><text:span text:style-name="T1">pod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4.826cm" svg:height="0.507cm" svg:x="1.016cm" svg:y="6.605cm">
          <text:p text:style-name="P1"><text:span text:style-name="T1">parameter server shard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" draw:id="id4" draw:layer="layout" svg:width="14.478cm" svg:height="3.81cm" svg:x="1.27cm" svg:y="6.604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8" draw:layer="layout" svg:width="9.906cm" svg:height="2.286cm" svg:x="5.334cm" svg:y="7.87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9.906cm" svg:height="2.286cm" svg:x="5.08cm" svg:y="7.6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9.906cm" svg:height="2.286cm" svg:x="4.826cm" svg:y="7.36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xml:id="id1" draw:id="id1" draw:layer="layout" svg:width="2.54cm" svg:height="1.27cm" svg:x="5.08cm" svg:y="8.128cm">
            <text:p text:style-name="P1">gradient</text:p>
            <text:p text:style-name="P1">integrator</text:p>
            <draw:enhanced-geometry svg:viewBox="0 0 21600 21600" draw:type="rectangle" draw:enhanced-path="M 0 0 L 21600 0 21600 21600 0 21600 0 0 Z N"/>
          </draw:custom-shape>
          <draw:custom-shape draw:style-name="gr10" draw:text-style-name="P8" xml:id="id2" draw:id="id2" draw:layer="layout" svg:width="2.54cm" svg:height="1.27cm" svg:x="8.636cm" svg:y="8.128cm">
            <text:p text:style-name="P1">gradient</text:p>
            <text:p text:style-name="P1">cache</text:p>
            <draw:enhanced-geometry svg:viewBox="0 0 21600 21600" draw:type="rectangle" draw:enhanced-path="M 0 0 L 21600 0 21600 21600 0 21600 0 0 Z N"/>
          </draw:custom-shape>
          <draw:custom-shape draw:style-name="gr10" draw:text-style-name="P8" xml:id="id3" draw:id="id3" draw:layer="layout" svg:width="2.54cm" svg:height="1.27cm" svg:x="11.938cm" svg:y="8.128cm">
            <text:p text:style-name="P1">gradient</text:p>
            <text:p text:style-name="P1">listener</text:p>
            <draw:enhanced-geometry svg:viewBox="0 0 21600 21600" draw:type="rectangle" draw:enhanced-path="M 0 0 L 21600 0 21600 21600 0 21600 0 0 Z N"/>
          </draw:custom-shape>
          <draw:connector draw:style-name="gr11" draw:text-style-name="P9" draw:layer="layout" svg:x1="7.62cm" svg:y1="8.763cm" svg:x2="8.636cm" svg:y2="8.763cm" draw:start-shape="id1" draw:start-glue-point="1" draw:end-shape="id2" draw:end-glue-point="3" svg:d="M7620 8763h1016" svg:viewBox="0 0 1017 1">
            <text:p/>
          </draw:connector>
          <draw:connector draw:style-name="gr11" draw:text-style-name="P9" draw:layer="layout" svg:x1="11.176cm" svg:y1="8.763cm" svg:x2="11.938cm" svg:y2="8.763cm" draw:start-shape="id2" draw:start-glue-point="1" draw:end-shape="id3" draw:end-glue-point="3" svg:d="M11176 8763h762" svg:viewBox="0 0 763 1">
            <text:p/>
          </draw:connector>
          <draw:custom-shape draw:style-name="gr7" draw:text-style-name="P2" draw:layer="layout" svg:width="4.826cm" svg:height="0.507cm" svg:x="4.572cm" svg:y="7.367cm">
            <text:p text:style-name="P1"><text:span text:style-name="T1"><text:s text:c="11"/></text:span><text:span text:style-name="T1">parameter server shard services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9" draw:layer="layout" svg:x1="15.748cm" svg:y1="8.509cm" svg:x2="17.526cm" svg:y2="8.509cm" draw:start-shape="id4" draw:start-glue-point="1" draw:end-shape="id5" draw:end-glue-point="3" svg:d="M15748 8509h1778" svg:viewBox="0 0 1779 1">
          <text:p/>
        </draw:connector>
        <draw:connector draw:style-name="gr11" draw:text-style-name="P9" draw:layer="layout" svg:x1="21.082cm" svg:y1="8.509cm" svg:x2="22.352cm" svg:y2="8.509cm" draw:start-shape="id5" draw:start-glue-point="1" draw:end-shape="id6" draw:end-glue-point="3" svg:d="M21082 8509h1270" svg:viewBox="0 0 1271 1">
          <text:p/>
        </draw:connector>
        <draw:connector draw:style-name="gr11" draw:text-style-name="P9" draw:layer="layout" draw:line-skew="-0.261cm" svg:x1="24.13cm" svg:y1="6.604cm" svg:x2="8.509cm" svg:y2="6.604cm" draw:start-shape="id6" draw:start-glue-point="0" draw:end-shape="id4" draw:end-glue-point="0" svg:d="M24130 6604v-762h-15621v762" svg:viewBox="0 0 15622 763">
          <text:p/>
        </draw:connector>
        <draw:line draw:style-name="gr12" draw:text-style-name="P10" draw:layer="layout" svg:x1="1.27cm" svg:y1="14.986cm" svg:x2="25.908cm" svg:y2="14.986cm">
          <text:p/>
        </draw:line>
        <draw:custom-shape draw:style-name="gr7" draw:text-style-name="P2" draw:layer="layout" svg:width="4.826cm" svg:height="0.507cm" svg:x="1.27cm" svg:y="14.987cm">
          <text:p text:style-name="P5"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.27cm" svg:y1="11.43cm" svg:x2="25.908cm" svg:y2="11.43cm">
          <text:p/>
        </draw:line>
        <draw:custom-shape draw:style-name="gr7" draw:text-style-name="P6" draw:layer="layout" svg:width="4.826cm" svg:height="0.507cm" svg:x="1.27cm" svg:y="11.431cm">
          <text:p text:style-name="P5"><text:span text:style-name="T1">init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.27cm" svg:y1="19.05cm" svg:x2="25.908cm" svg:y2="19.05cm">
          <text:p/>
        </draw:line>
        <draw:custom-shape draw:style-name="gr7" draw:text-style-name="P6" draw:layer="layout" svg:width="4.826cm" svg:height="0.507cm" svg:x="1.27cm" svg:y="19.051cm">
          <text:p text:style-name="P5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524cm" svg:x="4.572cm" svg:y="12.446cm">
          <text:p text:style-name="P1"><text:span text:style-name="T1">storage</text:span></text:p>
          <text:p text:style-name="P1"><text:span text:style-name="T1">init job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1.938cm" svg:height="1.016cm" svg:x="1.27cm" svg:y="20.066cm">
          <text:p text:style-name="P5"><text:span text:style-name="T1">kubernetes (AKS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1.684cm" svg:height="1.016cm" svg:x="14.224cm" svg:y="20.066cm">
          <text:p text:style-name="P5"><text:span text:style-name="T1">docker registry (AC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4.638cm" svg:height="1.016cm" svg:x="1.27cm" svg:y="21.59cm">
          <text:p text:style-name="P5"><text:span text:style-name="T1">terraf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3.303cm" svg:x="17.018cm" svg:y="1.778cm">
          <text:p text:style-name="P3"><text:span text:style-name="T2">- pull latest model</text:span></text:p>
          <text:p text:style-name="P3"><text:span text:style-name="T2">- randomly sample</text:span></text:p>
          <text:p text:style-name="P3"><text:span text:style-name="T2"><text:s text:c="2"/></text:span><text:span text:style-name="T2">observations</text:span></text:p>
          <text:p text:style-name="P3"><text:span text:style-name="T2">- calculate gradients</text:span></text:p>
          <text:p text:style-name="P3"><text:span text:style-name="T2">- push gradient shards</text:span></text:p>
          <text:p text:style-name="P3"><text:span text:style-name="T2"><text:s text:c="2"/></text:span><text:span text:style-name="T2">directly to parameter</text:span></text:p>
          <text:p text:style-name="P3"><text:span text:style-name="T2"><text:s text:c="2"/></text:span><text:span text:style-name="T2">server shard</text:span></text:p>
          <draw:enhanced-geometry svg:viewBox="0 0 21600 21600" draw:glue-points="10800 0 0 10800 10800 21600 21600 10800 ?f40 ?f41" draw:text-areas="0 0 21600 21600" draw:type="rectangular-callout" draw:modifiers="13078.0273211392 28320.5811138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1.43cm" svg:height="3.303cm" svg:x="1.27cm" svg:y="1.778cm">
          <text:p text:style-name="P3"><text:span text:style-name="T2">- listen for gradient shards</text:span></text:p>
          <text:p text:style-name="P3"><text:span text:style-name="T2">- cache gradient shards</text:span></text:p>
          <text:p text:style-name="P3"><text:span text:style-name="T2">- pull cached gradient shards, apply to parameter shard</text:span></text:p>
          <text:p text:style-name="P3"><text:span text:style-name="T2">- publish gradient shards to cassandra, register uuids in postgres</text:span></text:p>
          <text:p text:style-name="P3"><text:span text:style-name="T2">- regularly combine shards, push to MinIO</text:span></text:p>
          <draw:enhanced-geometry svg:viewBox="0 0 21600 21600" draw:glue-points="10800 0 0 10800 10800 21600 21600 10800 ?f40 ?f41" draw:text-areas="0 0 21600 21600" draw:type="rectangular-callout" draw:modifiers="18380.1242236025 28320.5811138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4cm" svg:height="1.524cm" svg:x="1.778cm" svg:y="7.874cm">
          <text:p text:style-name="P1"><text:span text:style-name="T1">parameter</text:span></text:p>
          <text:p text:style-name="P1"><text:span text:style-name="T1">shard</text:span></text:p>
          <text:p text:style-name="P1"><text:span text:style-name="T1">combin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.27cm" svg:y1="0.508cm" svg:x2="25.908cm" svg:y2="0.508cm">
          <text:p/>
        </draw:line>
        <draw:custom-shape draw:style-name="gr7" draw:text-style-name="P6" draw:layer="layout" svg:width="4.826cm" svg:height="0.507cm" svg:x="1.27cm" svg:y="0.509cm">
          <text:p text:style-name="P5"><text:span text:style-name="T1">machine 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3.3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41cm" svg:height="7.047cm" svg:x="1.426cm" svg:y="2.397cm"/>
      <draw:page-thumbnail draw:layer="backgroundobjects" svg:width="8.441cm" svg:height="7.047cm" svg:x="1.426cm" svg:y="10.445cm"/>
      <draw:page-thumbnail draw:layer="backgroundobjects" svg:width="8.441cm" svg:height="7.047cm" svg:x="1.426cm" svg:y="18.493cm"/>
      <draw:page-thumbnail draw:layer="backgroundobjects" svg:width="8.441cm" svg:height="7.047cm" svg:x="11.721cm" svg:y="2.397cm"/>
      <draw:page-thumbnail draw:layer="backgroundobjects" svg:width="8.441cm" svg:height="7.047cm" svg:x="11.721cm" svg:y="10.445cm"/>
      <draw:page-thumbnail draw:layer="backgroundobjects" svg:width="8.441cm" svg:height="7.047cm" svg:x="11.721cm" svg:y="18.4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4T16:10:04.880000000</meta:creation-date>
    <dc:date>2021-01-10T14:32:43.226000000</dc:date>
    <meta:editing-duration>PT37M2S</meta:editing-duration>
    <meta:editing-cycles>11</meta:editing-cycles>
    <meta:generator>LibreOffice/6.4.7.2$Windows_X86_64 LibreOffice_project/639b8ac485750d5696d7590a72ef1b496725cfb5</meta:generator>
    <meta:document-statistic meta:object-count="70"/>
  </office:meta>
</office:document-meta>
</file>